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293e"/>
    </style:style>
    <style:style style:name="P2" style:family="paragraph" style:parent-style-name="Text_20_body">
      <style:paragraph-properties fo:margin-top="0cm" fo:margin-bottom="0cm" loext:contextual-spacing="false"/>
      <style:text-properties style:text-underline-style="solid" style:text-underline-width="auto" style:text-underline-color="font-color" officeooo:rsid="0006293e" officeooo:paragraph-rsid="0006293e"/>
    </style:style>
    <style:style style:name="P3"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06293e" officeooo:paragraph-rsid="0006293e" style:font-style-asian="normal" style:font-weight-asian="bold" style:font-style-complex="normal" style:font-weight-complex="bold"/>
    </style:style>
    <style:style style:name="P4" style:family="paragraph" style:parent-style-name="Text_20_body" style:list-style-name="L7">
      <style:paragraph-properties fo:margin-top="0cm" fo:margin-bottom="0cm" loext:contextual-spacing="false"/>
      <style:text-properties fo:font-style="normal" style:text-underline-style="solid" style:text-underline-width="auto" style:text-underline-color="font-color" fo:font-weight="bold" officeooo:rsid="0006293e" officeooo:paragraph-rsid="00135773" style:font-style-asian="normal" style:font-weight-asian="bold" style:font-style-complex="normal" style:font-weight-complex="bold"/>
    </style:style>
    <style:style style:name="P5"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06293e" officeooo:paragraph-rsid="00219c29" style:font-style-asian="normal" style:font-weight-asian="bold" style:font-style-complex="normal" style:font-weight-complex="bold"/>
    </style:style>
    <style:style style:name="P6" style:family="paragraph" style:parent-style-name="Text_20_body" style:list-style-name="L7">
      <style:paragraph-properties fo:margin-top="0cm" fo:margin-bottom="0cm" loext:contextual-spacing="false"/>
      <style:text-properties fo:font-style="normal" style:text-underline-style="solid" style:text-underline-width="auto" style:text-underline-color="font-color" fo:font-weight="bold" officeooo:rsid="00128c62" officeooo:paragraph-rsid="00128c62" style:font-style-asian="normal" style:font-weight-asian="bold" style:font-style-complex="normal" style:font-weight-complex="bold"/>
    </style:style>
    <style:style style:name="P7" style:family="paragraph" style:parent-style-name="Text_20_body" style:list-style-name="L7">
      <style:paragraph-properties fo:margin-top="0cm" fo:margin-bottom="0cm" loext:contextual-spacing="false"/>
      <style:text-properties fo:font-style="normal" style:text-underline-style="solid" style:text-underline-width="auto" style:text-underline-color="font-color" fo:font-weight="bold" officeooo:rsid="001f80ec" officeooo:paragraph-rsid="001f80ec" style:font-style-asian="normal" style:font-weight-asian="bold" style:font-style-complex="normal" style:font-weight-complex="bold"/>
    </style:style>
    <style:style style:name="P8" style:family="paragraph" style:parent-style-name="Text_20_body" style:list-style-name="L7">
      <style:paragraph-properties fo:margin-top="0cm" fo:margin-bottom="0cm" loext:contextual-spacing="false"/>
      <style:text-properties fo:font-style="normal" style:text-underline-style="solid" style:text-underline-width="auto" style:text-underline-color="font-color" fo:font-weight="bold" officeooo:rsid="002fe295" officeooo:paragraph-rsid="002fe295" style:font-style-asian="normal" style:font-weight-asian="bold" style:font-style-complex="normal" style:font-weight-complex="bold"/>
    </style:style>
    <style:style style:name="P9" style:family="paragraph" style:parent-style-name="Text_20_body">
      <style:paragraph-properties fo:margin-top="0cm" fo:margin-bottom="0cm" loext:contextual-spacing="false"/>
      <style:text-properties fo:font-style="normal" style:text-underline-style="none" fo:font-weight="normal" officeooo:rsid="000841a0" officeooo:paragraph-rsid="000841a0"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style:text-properties fo:font-style="normal" style:text-underline-style="none" fo:font-weight="normal" officeooo:rsid="000841a0" officeooo:paragraph-rsid="0009b9a7" style:font-style-asian="normal" style:font-weight-asian="normal" style:font-style-complex="normal" style:font-weight-complex="normal"/>
    </style:style>
    <style:style style:name="P11" style:family="paragraph" style:parent-style-name="Text_20_body" style:list-style-name="L4">
      <style:paragraph-properties fo:margin-top="0cm" fo:margin-bottom="0cm" loext:contextual-spacing="false"/>
      <style:text-properties fo:font-style="normal" style:text-underline-style="none" fo:font-weight="normal" officeooo:rsid="000c00e9" officeooo:paragraph-rsid="000c6b7d" style:font-style-asian="normal" style:font-weight-asian="normal" style:font-style-complex="normal" style:font-weight-complex="normal"/>
    </style:style>
    <style:style style:name="P12" style:family="paragraph" style:parent-style-name="Text_20_body" style:list-style-name="L4">
      <style:paragraph-properties fo:margin-top="0cm" fo:margin-bottom="0cm" loext:contextual-spacing="false"/>
      <style:text-properties fo:font-style="normal" style:text-underline-style="none" fo:font-weight="normal" officeooo:rsid="000c00e9" officeooo:paragraph-rsid="000d3703" style:font-style-asian="normal" style:font-weight-asian="normal" style:font-style-complex="normal" style:font-weight-complex="normal"/>
    </style:style>
    <style:style style:name="P13" style:family="paragraph" style:parent-style-name="Text_20_body" style:list-style-name="L4">
      <style:paragraph-properties fo:margin-top="0cm" fo:margin-bottom="0cm" loext:contextual-spacing="false"/>
      <style:text-properties fo:font-style="normal" style:text-underline-style="none" fo:font-weight="normal" officeooo:rsid="000c00e9" officeooo:paragraph-rsid="000edd02" style:font-style-asian="normal" style:font-weight-asian="normal" style:font-style-complex="normal" style:font-weight-complex="normal"/>
    </style:style>
    <style:style style:name="P14" style:family="paragraph" style:parent-style-name="Text_20_body" style:list-style-name="L7">
      <style:paragraph-properties fo:margin-top="0cm" fo:margin-bottom="0cm" loext:contextual-spacing="false"/>
      <style:text-properties fo:font-style="normal" style:text-underline-style="none" fo:font-weight="normal" officeooo:rsid="00135773" officeooo:paragraph-rsid="00219c29" style:font-style-asian="normal" style:font-weight-asian="normal" style:font-style-complex="normal" style:font-weight-complex="normal"/>
    </style:style>
    <style:style style:name="P15" style:family="paragraph" style:parent-style-name="Text_20_body" style:list-style-name="L10">
      <style:paragraph-properties fo:margin-top="0cm" fo:margin-bottom="0cm" loext:contextual-spacing="false"/>
      <style:text-properties fo:font-style="normal" style:text-underline-style="none" fo:font-weight="normal" officeooo:rsid="001a4d9e" officeooo:paragraph-rsid="00219c29" style:font-style-asian="normal" style:font-weight-asian="normal" style:font-style-complex="normal" style:font-weight-complex="normal"/>
    </style:style>
    <style:style style:name="P16" style:family="paragraph" style:parent-style-name="Text_20_body" style:list-style-name="L11">
      <style:paragraph-properties fo:margin-top="0cm" fo:margin-bottom="0cm" loext:contextual-spacing="false"/>
      <style:text-properties fo:font-style="normal" style:text-underline-style="none" fo:font-weight="normal" officeooo:rsid="00219c29" officeooo:paragraph-rsid="00305959" style:font-style-asian="normal" style:font-weight-asian="normal" style:font-style-complex="normal" style:font-weight-complex="normal"/>
    </style:style>
    <style:style style:name="P17" style:family="paragraph" style:parent-style-name="Text_20_body" style:list-style-name="L15">
      <style:paragraph-properties fo:margin-top="0cm" fo:margin-bottom="0cm" loext:contextual-spacing="false"/>
      <style:text-properties fo:font-style="normal" style:text-underline-style="none" fo:font-weight="normal" officeooo:rsid="002396a6" officeooo:paragraph-rsid="00305959" style:font-style-asian="normal" style:font-weight-asian="normal" style:font-style-complex="normal" style:font-weight-complex="normal"/>
    </style:style>
    <style:style style:name="P18" style:family="paragraph" style:parent-style-name="Text_20_body" style:list-style-name="L16">
      <style:paragraph-properties fo:margin-top="0cm" fo:margin-bottom="0cm" loext:contextual-spacing="false"/>
      <style:text-properties fo:font-style="normal" style:text-underline-style="none" fo:font-weight="normal" officeooo:rsid="002c2462" officeooo:paragraph-rsid="00305959" style:font-style-asian="normal" style:font-weight-asian="normal" style:font-style-complex="normal" style:font-weight-complex="normal"/>
    </style:style>
    <style:style style:name="P19" style:family="paragraph" style:parent-style-name="Text_20_body" style:list-style-name="L16">
      <style:paragraph-properties fo:margin-top="0cm" fo:margin-bottom="0cm" loext:contextual-spacing="false"/>
      <style:text-properties fo:font-style="normal" style:text-underline-style="none" fo:font-weight="normal" officeooo:rsid="002c5780" officeooo:paragraph-rsid="00305959" style:font-style-asian="normal" style:font-weight-asian="normal" style:font-style-complex="normal" style:font-weight-complex="normal"/>
    </style:style>
    <style:style style:name="P20" style:family="paragraph" style:parent-style-name="Text_20_body">
      <style:paragraph-properties fo:margin-top="0cm" fo:margin-bottom="0cm" loext:contextual-spacing="false"/>
      <style:text-properties fo:font-style="normal" style:text-underline-style="none" fo:font-weight="normal" officeooo:rsid="002fd747" officeooo:paragraph-rsid="002fd747" style:font-style-asian="normal" style:font-weight-asian="normal" style:font-style-complex="normal" style:font-weight-complex="normal"/>
    </style:style>
    <style:style style:name="P21" style:family="paragraph" style:parent-style-name="Text_20_body">
      <style:paragraph-properties fo:margin-top="0cm" fo:margin-bottom="0cm" loext:contextual-spacing="false"/>
      <style:text-properties fo:font-style="normal" style:text-underline-style="none" fo:font-weight="normal" officeooo:rsid="0037567d" officeooo:paragraph-rsid="0037567d" style:font-style-asian="normal" style:font-weight-asian="normal" style:font-style-complex="normal" style:font-weight-complex="normal"/>
    </style:style>
    <style:style style:name="P22" style:family="paragraph" style:parent-style-name="Text_20_body">
      <style:paragraph-properties fo:margin-top="0cm" fo:margin-bottom="0cm" loext:contextual-spacing="false"/>
      <style:text-properties fo:font-style="normal" style:text-underline-style="none" fo:font-weight="bold" officeooo:rsid="001397ce" officeooo:paragraph-rsid="00219c29" style:font-style-asian="normal" style:font-weight-asian="bold" style:font-style-complex="normal" style:font-weight-complex="bold"/>
    </style:style>
    <style:style style:name="P23" style:family="paragraph" style:parent-style-name="Text_20_body">
      <style:paragraph-properties fo:margin-top="0cm" fo:margin-bottom="0cm" loext:contextual-spacing="false"/>
      <style:text-properties fo:font-style="normal" style:text-underline-style="none" fo:font-weight="bold" officeooo:rsid="001397ce" officeooo:paragraph-rsid="00305959" style:font-style-asian="normal" style:font-weight-asian="bold" style:font-style-complex="normal" style:font-weight-complex="bold"/>
    </style:style>
    <style:style style:name="P24" style:family="paragraph" style:parent-style-name="Text_20_body">
      <style:paragraph-properties fo:margin-top="0cm" fo:margin-bottom="0cm" loext:contextual-spacing="false"/>
      <style:text-properties fo:font-style="normal" style:text-underline-style="none" fo:font-weight="bold" officeooo:rsid="0016b302" officeooo:paragraph-rsid="00219c29" style:font-style-asian="normal" style:font-weight-asian="bold" style:font-style-complex="normal" style:font-weight-complex="bold"/>
    </style:style>
    <style:style style:name="P25" style:family="paragraph" style:parent-style-name="Text_20_body">
      <style:paragraph-properties fo:margin-top="0cm" fo:margin-bottom="0cm" loext:contextual-spacing="false"/>
      <style:text-properties fo:font-style="normal" style:text-underline-style="none" fo:font-weight="bold" officeooo:rsid="0016b302" officeooo:paragraph-rsid="00305959" style:font-style-asian="normal" style:font-weight-asian="bold" style:font-style-complex="normal" style:font-weight-complex="bold"/>
    </style:style>
    <style:style style:name="P26" style:family="paragraph" style:parent-style-name="Text_20_body">
      <style:paragraph-properties fo:margin-top="0cm" fo:margin-bottom="0cm" loext:contextual-spacing="false"/>
      <style:text-properties fo:font-style="normal" style:text-underline-style="none" fo:font-weight="bold" officeooo:rsid="0016eee5" officeooo:paragraph-rsid="00219c29" style:font-style-asian="normal" style:font-weight-asian="bold" style:font-style-complex="normal" style:font-weight-complex="bold"/>
    </style:style>
    <style:style style:name="P27" style:family="paragraph" style:parent-style-name="Text_20_body">
      <style:paragraph-properties fo:margin-top="0cm" fo:margin-bottom="0cm" loext:contextual-spacing="false"/>
      <style:text-properties fo:font-style="normal" style:text-underline-style="none" fo:font-weight="bold" officeooo:rsid="0016eee5" officeooo:paragraph-rsid="00305959" style:font-style-asian="normal" style:font-weight-asian="bold" style:font-style-complex="normal" style:font-weight-complex="bold"/>
    </style:style>
    <style:style style:name="P28" style:family="paragraph" style:parent-style-name="Text_20_body">
      <style:paragraph-properties fo:margin-top="0cm" fo:margin-bottom="0cm" loext:contextual-spacing="false"/>
      <style:text-properties fo:font-style="normal" style:text-underline-style="none" fo:font-weight="bold" officeooo:rsid="0017a874" officeooo:paragraph-rsid="00219c29" style:font-style-asian="normal" style:font-weight-asian="bold" style:font-style-complex="normal" style:font-weight-complex="bold"/>
    </style:style>
    <style:style style:name="P29" style:family="paragraph" style:parent-style-name="Text_20_body">
      <style:paragraph-properties fo:margin-top="0cm" fo:margin-bottom="0cm" loext:contextual-spacing="false"/>
      <style:text-properties fo:font-style="normal" style:text-underline-style="none" fo:font-weight="bold" officeooo:rsid="0017a874" officeooo:paragraph-rsid="00305959" style:font-style-asian="normal" style:font-weight-asian="bold" style:font-style-complex="normal" style:font-weight-complex="bold"/>
    </style:style>
    <style:style style:name="P30" style:family="paragraph" style:parent-style-name="Text_20_body">
      <style:paragraph-properties fo:margin-top="0cm" fo:margin-bottom="0cm" loext:contextual-spacing="false"/>
      <style:text-properties fo:font-style="normal" style:text-underline-style="none" fo:font-weight="bold" officeooo:rsid="0019035d" officeooo:paragraph-rsid="00219c29" style:font-style-asian="normal" style:font-weight-asian="bold" style:font-style-complex="normal" style:font-weight-complex="bold"/>
    </style:style>
    <style:style style:name="P31" style:family="paragraph" style:parent-style-name="Text_20_body">
      <style:paragraph-properties fo:margin-top="0cm" fo:margin-bottom="0cm" loext:contextual-spacing="false"/>
      <style:text-properties fo:font-style="normal" style:text-underline-style="none" fo:font-weight="bold" officeooo:rsid="0019035d" officeooo:paragraph-rsid="00305959" style:font-style-asian="normal" style:font-weight-asian="bold" style:font-style-complex="normal" style:font-weight-complex="bold"/>
    </style:style>
    <style:style style:name="P32" style:family="paragraph" style:parent-style-name="Text_20_body">
      <style:paragraph-properties fo:margin-top="0cm" fo:margin-bottom="0cm" loext:contextual-spacing="false"/>
      <style:text-properties fo:font-style="normal" style:text-underline-style="none" fo:font-weight="bold" officeooo:rsid="0025acc3" officeooo:paragraph-rsid="00305959" style:font-style-asian="normal" style:font-weight-asian="bold" style:font-style-complex="normal" style:font-weight-complex="bold"/>
    </style:style>
    <style:style style:name="P33" style:family="paragraph" style:parent-style-name="Text_20_body">
      <style:paragraph-properties fo:margin-top="0cm" fo:margin-bottom="0cm" loext:contextual-spacing="false"/>
      <style:text-properties fo:font-style="normal" style:text-underline-style="none" fo:font-weight="bold" officeooo:rsid="00277fb2" officeooo:paragraph-rsid="00305959" style:font-style-asian="normal" style:font-weight-asian="bold" style:font-style-complex="normal" style:font-weight-complex="bold"/>
    </style:style>
    <style:style style:name="P34" style:family="paragraph" style:parent-style-name="Text_20_body" style:list-style-name="L2">
      <style:paragraph-properties fo:margin-top="0cm" fo:margin-bottom="0cm" loext:contextual-spacing="false"/>
      <style:text-properties officeooo:paragraph-rsid="0006293e"/>
    </style:style>
    <style:style style:name="P35" style:family="paragraph" style:parent-style-name="Text_20_body" style:list-style-name="L17">
      <style:paragraph-properties fo:margin-top="0cm" fo:margin-bottom="0cm" loext:contextual-spacing="false"/>
      <style:text-properties officeooo:paragraph-rsid="0032ae82"/>
    </style:style>
    <style:style style:name="P36" style:family="paragraph" style:parent-style-name="Text_20_body" style:list-style-name="L17">
      <style:paragraph-properties fo:margin-top="0cm" fo:margin-bottom="0cm" loext:contextual-spacing="false"/>
      <style:text-properties officeooo:rsid="0034d6c3" officeooo:paragraph-rsid="0034d6c3"/>
    </style:style>
    <style:style style:name="P37" style:family="paragraph" style:parent-style-name="Text_20_body" style:list-style-name="L17">
      <style:paragraph-properties fo:margin-top="0cm" fo:margin-bottom="0cm" loext:contextual-spacing="false"/>
      <style:text-properties officeooo:rsid="003628fb" officeooo:paragraph-rsid="003628fb"/>
    </style:style>
    <style:style style:name="P38" style:family="paragraph" style:parent-style-name="Title">
      <style:text-properties officeooo:rsid="0006293e" officeooo:paragraph-rsid="0006293e"/>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6293e" style:font-style-asian="normal" style:font-weight-asian="normal" style:font-style-complex="normal" style:font-weight-complex="normal"/>
    </style:style>
    <style:style style:name="T3" style:family="text">
      <style:text-properties fo:font-style="normal" style:text-underline-style="none" fo:font-weight="normal" officeooo:rsid="0032ae82" style:font-style-asian="normal" style:font-weight-asian="normal" style:font-style-complex="normal" style:font-weight-complex="normal"/>
    </style:style>
    <style:style style:name="T4" style:family="text">
      <style:text-properties officeooo:rsid="0006d17d"/>
    </style:style>
    <style:style style:name="T5" style:family="text">
      <style:text-properties officeooo:rsid="000941c4"/>
    </style:style>
    <style:style style:name="T6" style:family="text">
      <style:text-properties officeooo:rsid="0009b9a7"/>
    </style:style>
    <style:style style:name="T7" style:family="text">
      <style:text-properties officeooo:rsid="000a765e"/>
    </style:style>
    <style:style style:name="T8" style:family="text">
      <style:text-properties officeooo:rsid="000c6b7d"/>
    </style:style>
    <style:style style:name="T9" style:family="text">
      <style:text-properties officeooo:rsid="000d3703"/>
    </style:style>
    <style:style style:name="T10" style:family="text">
      <style:text-properties officeooo:rsid="000dd969"/>
    </style:style>
    <style:style style:name="T11" style:family="text">
      <style:text-properties fo:font-weight="normal" style:font-weight-asian="normal" style:font-weight-complex="normal"/>
    </style:style>
    <style:style style:name="T12" style:family="text">
      <style:text-properties fo:font-weight="normal" officeooo:rsid="00141391" style:font-weight-asian="normal" style:font-weight-complex="normal"/>
    </style:style>
    <style:style style:name="T13" style:family="text">
      <style:text-properties fo:font-weight="normal" officeooo:rsid="00142961" style:font-weight-asian="normal" style:font-weight-complex="normal"/>
    </style:style>
    <style:style style:name="T14" style:family="text">
      <style:text-properties fo:font-weight="normal" officeooo:rsid="0025acc3" style:font-weight-asian="normal" style:font-weight-complex="normal"/>
    </style:style>
    <style:style style:name="T15" style:family="text">
      <style:text-properties fo:font-weight="normal" officeooo:rsid="0026f0dd" style:font-weight-asian="normal" style:font-weight-complex="normal"/>
    </style:style>
    <style:style style:name="T16" style:family="text">
      <style:text-properties fo:font-weight="normal" officeooo:rsid="00277fb2" style:font-weight-asian="normal" style:font-weight-complex="normal"/>
    </style:style>
    <style:style style:name="T17" style:family="text">
      <style:text-properties fo:font-weight="normal" officeooo:rsid="002aa61c" style:font-weight-asian="normal" style:font-weight-complex="normal"/>
    </style:style>
    <style:style style:name="T18" style:family="text">
      <style:text-properties fo:font-weight="normal" officeooo:rsid="002afb7d" style:font-weight-asian="normal" style:font-weight-complex="normal"/>
    </style:style>
    <style:style style:name="T19" style:family="text">
      <style:text-properties officeooo:rsid="001afd25"/>
    </style:style>
    <style:style style:name="T20" style:family="text">
      <style:text-properties fo:font-weight="bold" style:font-weight-asian="bold" style:font-weight-complex="bold"/>
    </style:style>
    <style:style style:name="T21" style:family="text">
      <style:text-properties fo:font-weight="bold" officeooo:rsid="001afd25" style:font-weight-asian="bold" style:font-weight-complex="bold"/>
    </style:style>
    <style:style style:name="T22" style:family="text">
      <style:text-properties fo:font-weight="bold" officeooo:rsid="002c3723" style:font-weight-asian="bold" style:font-weight-complex="bold"/>
    </style:style>
    <style:style style:name="T23" style:family="text">
      <style:text-properties officeooo:rsid="002c3723"/>
    </style:style>
    <style:style style:name="T24" style:family="text">
      <style:text-properties officeooo:rsid="00393f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P 5 Synchronisation</text:p>
      <text:p text:style-name="P2">ABDULLAH HASIM Mohd Thaqif</text:p>
      <text:p text:style-name="P2">NGUYEN Minh Trung</text:p>
      <text:p text:style-name="P1"/>
      <text:p text:style-name="P3">QUESTION 1</text:p>
      <text:p text:style-name="P21">Oui . Au départ, la fonction de synchronisation ne fait rien donc on a pas de mutex pour donner un accès exclusif à la donnée. <text:span text:style-name="T24">Donc, il est possible un rédacteur modifie la donnée lue par un lecteur qui est en train de dormir. Quand il a fini de faire « dodo », il vérifie que la donné lue a été modifié donc l’affichage « lecture incohérente » se passe. </text:span></text:p>
      <text:p text:style-name="P3">QUESTION 2</text:p>
      <text:list xml:id="list7379035691044050347" text:style-name="L2">
        <text:list-item>
          <text:p text:style-name="P34"><text:span text:style-name="T2">La solution proposée n’est pas suffisant pour la lecture. En verrouillant le mutex au début de <text:s/>la lecture et le </text:span>déve<text:span text:style-name="T4">r</text:span>rouille<text:span text:style-name="T2"> à la fin de la lecture ne permet pas d’une lecture en parallèle . <text:s text:c="3"/></text:span></text:p>
        </text:list-item>
      </text:list>
      <text:p text:style-name="P3"/>
      <text:p text:style-name="P3">QUESTION 3</text:p>
      <text:p text:style-name="P9">Mutex LR;</text:p>
      <text:p text:style-name="P9">initialiser_lecteur_redacteur(Mutex M) { initialiser(M): }</text:p>
      <text:p text:style-name="P9">debut_lecture(Mutex M, Mutex LR) {</text:p>
      <text:p text:style-name="P9"><text:tab/><text:span text:style-name="T9">l</text:span>ock(LR) ;</text:p>
      <text:p text:style-name="P9"><text:tab/>Lecteur++ ;</text:p>
      <text:p text:style-name="P9"><text:tab/>Si Lect == 1</text:p>
      <text:p text:style-name="P9"><text:tab/><text:tab/>lock(M);</text:p>
      <text:p text:style-name="P9"><text:tab/>unlock(LR) ;</text:p>
      <text:p text:style-name="P9">}</text:p>
      <text:p text:style-name="P10">fin_lecture(Mutex M, <text:span text:style-name="T5">Mutex LR</text:span>) {</text:p>
      <text:p text:style-name="P10"><text:tab/><text:span text:style-name="T6">lock(LR) ;</text:span></text:p>
      <text:p text:style-name="P10"><text:tab/><text:span text:style-name="T6">Lecteur-- ;</text:span></text:p>
      <text:p text:style-name="P10"><text:tab/><text:span text:style-name="T6">Si Lecteur == 0</text:span></text:p>
      <text:p text:style-name="P10"><text:tab/><text:tab/>unlock(M);</text:p>
      <text:p text:style-name="P10"><text:tab/><text:span text:style-name="T7">unlock(LR) ;</text:span></text:p>
      <text:p text:style-name="P10">}</text:p>
      <text:p text:style-name="P9">debut_ecriture(Mutex M) {lock(M);}</text:p>
      <text:p text:style-name="P9">fin_ecriture(Mutex M) {unlock(M);}</text:p>
      <text:p text:style-name="P9"/>
      <text:list xml:id="list4132613223982446647" text:style-name="L4">
        <text:list-item>
          <text:p text:style-name="P11">Mutex M sert à protéger l’accès à la donnée. </text:p>
        </text:list-item>
        <text:list-item>
          <text:p text:style-name="P12"><text:span text:style-name="T8">Mutex LR sert à protéger le compteur Lecteur qui compte le nombre de la lecture.</text:span></text:p>
        </text:list-item>
        <text:list-item>
          <text:p text:style-name="P13"><text:span text:style-name="T10">Cette solution permet plusieurs threads de lecteurs lire la donnée protégée en parallèle. </text:span><text:s/></text:p>
        </text:list-item>
      </text:list>
      <text:p text:style-name="P3">QUESTION 4</text:p>
      <text:p text:style-name="P20">Les sémaphores utilisés dans le programme sont actuellement de type mutex car ils sont tous initialisés avec un seul jeton. L’intérêt d’utiliser un sémaphore est pour pouvoir libérer la donnée qui est bloquée par l’autre thread. </text:p>
      <text:list xml:id="list2317855663308556586" text:style-name="L7">
        <text:list-item>
          <text:p text:style-name="P6">Lecteurs prioritaires :</text:p>
          <text:p text:style-name="P14"><text:soft-page-break/>3 sémaphores : </text:p>
          <text:list>
            <text:list-item>
              <text:p text:style-name="P14">lecteur </text:p>
            </text:list-item>
            <text:list-item>
              <text:p text:style-name="P14">rédacteur</text:p>
            </text:list-item>
            <text:list-item>
              <text:p text:style-name="P14">donnée</text:p>
            </text:list-item>
          </text:list>
        </text:list-item>
      </text:list>
      <text:list xml:id="list1291997707424334108" text:style-name="L10">
        <text:list-item>
          <text:p text:style-name="P15">On utilise un sémaphore <text:span text:style-name="T20">lecteur</text:span> pour protéger le compteur <text:span text:style-name="T20">Lecteur</text:span>. Il est initialisé à 1.</text:p>
        </text:list-item>
        <text:list-item>
          <text:p text:style-name="P15"><text:span text:style-name="T19">Sémaphore </text:span><text:span text:style-name="T21">donnée</text:span><text:span text:style-name="T19"> pour protéger l’accès à la donnée (lire/écrire).</text:span></text:p>
        </text:list-item>
        <text:list-item>
          <text:p text:style-name="P15"><text:span text:style-name="T19">Sémaphore </text:span><text:span text:style-name="T21">rédacteur</text:span><text:span text:style-name="T19"> sert à donner une priorité à la lecture. On veux qu’à la fin de l’écriture, le rédacteur signale à une lecture en attente (s’il y a) . Ensuite, on signale un rédacteur en attente grâce au sémaphore </text:span><text:span text:style-name="T21">rédacteur</text:span><text:span text:style-name="T19">. <text:s/></text:span><text:s/></text:p>
        </text:list-item>
      </text:list>
      <text:p text:style-name="P22">debut_lecture(){</text:p>
      <text:p text:style-name="P22"><text:tab/><text:span text:style-name="T12">P(lecteur</text:span><text:span text:style-name="T13">) ;</text:span></text:p>
      <text:p text:style-name="P22"><text:span text:style-name="T13"><text:tab/>Compteur_lecteur++ ;</text:span></text:p>
      <text:p text:style-name="P22"><text:span text:style-name="T13"><text:tab/>if(Compeur_lecteur == 1)</text:span></text:p>
      <text:p text:style-name="P22"><text:span text:style-name="T13"><text:tab/><text:tab/>P(donnee) ;</text:span></text:p>
      <text:p text:style-name="P22"><text:span text:style-name="T13"><text:tab/>V(lecteur) ;</text:span></text:p>
      <text:p text:style-name="P22">}</text:p>
      <text:p text:style-name="P22"/>
      <text:p text:style-name="P24">fin_lecture(){</text:p>
      <text:p text:style-name="P24"><text:tab/><text:span text:style-name="T11">P(lecture) ;</text:span></text:p>
      <text:p text:style-name="P24"><text:span text:style-name="T11"><text:tab/>Compteur_lecteur-- ;</text:span></text:p>
      <text:p text:style-name="P24"><text:span text:style-name="T11"><text:tab/>if(Compteur_lecteur == 0) </text:span></text:p>
      <text:p text:style-name="P24"><text:span text:style-name="T11"><text:tab/><text:tab/>V(donnee)</text:span></text:p>
      <text:p text:style-name="P24"><text:span text:style-name="T11"><text:tab/>V(lecture) ;</text:span></text:p>
      <text:p text:style-name="P26"><text:span text:style-name="T11">}</text:span></text:p>
      <text:p text:style-name="P26"><text:span text:style-name="T11"/></text:p>
      <text:p text:style-name="P28">debut_redaction(){</text:p>
      <text:p text:style-name="P28"><text:tab/><text:span text:style-name="T11">P(redacteur) ;</text:span></text:p>
      <text:p text:style-name="P28"><text:tab/><text:span text:style-name="T11">P(donnee) ;</text:span></text:p>
      <text:p text:style-name="P28">}</text:p>
      <text:p text:style-name="P28"/>
      <text:p text:style-name="P30">fin_redaction(){</text:p>
      <text:p text:style-name="P30"><text:tab/><text:span text:style-name="T18">V</text:span><text:span text:style-name="T11">(donnee) ;</text:span></text:p>
      <text:p text:style-name="P30"><text:span text:style-name="T11"><text:tab/></text:span><text:span text:style-name="T18">V</text:span><text:span text:style-name="T11">(redacteur) ;</text:span></text:p>
      <text:p text:style-name="P30">}</text:p>
      <text:p text:style-name="P5"/>
      <text:list xml:id="list3659973817397" text:continue-list="list2317855663308556586" text:style-name="L7">
        <text:list-item>
          <text:p text:style-name="P7">Rédacteurs prioritaires :</text:p>
        </text:list-item>
      </text:list>
      <text:list xml:id="list1128694842573288871" text:style-name="L11">
        <text:list-item>
          <text:p text:style-name="P16">On a 4 sémaphores. </text:p>
        </text:list-item>
      </text:list>
      <text:list xml:id="list5993963193439214330" text:style-name="L15">
        <text:list-item>
          <text:p text:style-name="P17">debut_lecteur</text:p>
        </text:list-item>
        <text:list-item>
          <text:p text:style-name="P17">lecteur</text:p>
        </text:list-item>
        <text:list-item>
          <text:p text:style-name="P17">donnee</text:p>
        </text:list-item>
        <text:list-item>
          <text:p text:style-name="P17">redacteur</text:p>
        </text:list-item>
      </text:list>
      <text:list xml:id="list2494423947452549778" text:style-name="L16">
        <text:list-item>
          <text:p text:style-name="P18"><text:soft-page-break/>On modifie un peu le principe utilisé pour les lecteurs prioritaires. <text:span text:style-name="T23">On indique la ressource du sémaphore </text:span><text:span text:style-name="T22">debut_lecteur</text:span><text:span text:style-name="T23"> indisponible tant qu’il y a des rédacteurs arrivent pour modifier la donnée.</text:span></text:p>
        </text:list-item>
        <text:list-item>
          <text:p text:style-name="P19">Le dernière rédacteur signale à une lecteur qu’il peut commencer à lire (Compteur_redacteur == 0).</text:p>
        </text:list-item>
      </text:list>
      <text:p text:style-name="P23">debut_lecture(){</text:p>
      <text:p text:style-name="P32"><text:tab/><text:span text:style-name="T11">P(debut_lecteur) ;</text:span></text:p>
      <text:p text:style-name="P23"><text:tab/><text:span text:style-name="T12">P(lecteur</text:span><text:span text:style-name="T13">) ;</text:span></text:p>
      <text:p text:style-name="P23"><text:span text:style-name="T13"><text:tab/>Compteur_lecteur++ ;</text:span></text:p>
      <text:p text:style-name="P23"><text:span text:style-name="T13"><text:tab/>if(Compeur_lecteur == 1)</text:span></text:p>
      <text:p text:style-name="P23"><text:span text:style-name="T13"><text:tab/><text:tab/>P(donnee) ;</text:span></text:p>
      <text:p text:style-name="P23"><text:span text:style-name="T13"><text:tab/>V(lecteur) ;</text:span></text:p>
      <text:p text:style-name="P23"><text:span text:style-name="T13"><text:tab/></text:span><text:span text:style-name="T14">V(debut_lecteur) ;</text:span></text:p>
      <text:p text:style-name="P23">}</text:p>
      <text:p text:style-name="P23"/>
      <text:p text:style-name="P25">fin_lecture(){</text:p>
      <text:p text:style-name="P25"><text:tab/><text:span text:style-name="T11">P(lecture) ;</text:span></text:p>
      <text:p text:style-name="P25"><text:span text:style-name="T11"><text:tab/>Compteur_lecteur-- ;</text:span></text:p>
      <text:p text:style-name="P25"><text:span text:style-name="T11"><text:tab/>if(Compteur_lecteur == 0) </text:span></text:p>
      <text:p text:style-name="P25"><text:span text:style-name="T11"><text:tab/><text:tab/>V(donnee)</text:span></text:p>
      <text:p text:style-name="P25"><text:span text:style-name="T11"><text:tab/>V(lecture) ;</text:span></text:p>
      <text:p text:style-name="P27"><text:span text:style-name="T11">}</text:span></text:p>
      <text:p text:style-name="P27"><text:span text:style-name="T11"/></text:p>
      <text:p text:style-name="P29">debut_redaction(){</text:p>
      <text:p text:style-name="P29"><text:tab/><text:span text:style-name="T11">P(redacteur) ;</text:span></text:p>
      <text:p text:style-name="P29"><text:span text:style-name="T11"><text:tab/></text:span><text:span text:style-name="T15">Compteur_redacteur++ ;</text:span></text:p>
      <text:p text:style-name="P29"><text:span text:style-name="T15"><text:tab/>if(Compteur_redacteur == 1)</text:span></text:p>
      <text:p text:style-name="P29"><text:span text:style-name="T15"><text:tab/><text:tab/>P(debut_lecteur) ;</text:span></text:p>
      <text:p text:style-name="P29"><text:span text:style-name="T15"><text:tab/>P(redacteur) ;</text:span></text:p>
      <text:p text:style-name="P29"><text:tab/><text:span text:style-name="T11">P(donnee) ;</text:span></text:p>
      <text:p text:style-name="P29">}</text:p>
      <text:p text:style-name="P29"/>
      <text:p text:style-name="P31">fin_redaction(){</text:p>
      <text:p text:style-name="P31"><text:tab/><text:span text:style-name="T17">V</text:span><text:span text:style-name="T11">(donnee) ;</text:span></text:p>
      <text:p text:style-name="P31"><text:span text:style-name="T11"><text:tab/>P(redacteur) ;</text:span></text:p>
      <text:p text:style-name="P31"><text:span text:style-name="T11"><text:tab/></text:span><text:span text:style-name="T16">Compteur_redacteur-- ;</text:span></text:p>
      <text:p text:style-name="P33"><text:span text:style-name="T11"><text:tab/>if(Compteur_redacteur == 0)</text:span></text:p>
      <text:p text:style-name="P33"><text:span text:style-name="T11"><text:tab/><text:tab/>V(debut_lecteur) ;</text:span></text:p>
      <text:p text:style-name="P33"><text:span text:style-name="T11"><text:tab/>V(redacteur) ;</text:span></text:p>
      <text:p text:style-name="P31">}</text:p>
      <text:list xml:id="list3659443766932" text:continue-list="list3659973817397" text:style-name="L7">
        <text:list-item>
          <text:p text:style-name="P8">Ordre d’arriver :</text:p>
        </text:list-item>
      </text:list>
      <text:list xml:id="list985600423286275377" text:style-name="L17">
        <text:list-item>
          <text:p text:style-name="P35"><text:span text:style-name="T3">Notre programme peut donner une priorité selon l’ordre d’arriver par contre il ne peut pas donner aux lecteurs un accès parallèle à la donnée. </text:span></text:p>
        </text:list-item>
        <text:list-item>
          <text:p text:style-name="P36"><text:soft-page-break/><text:span text:style-name="T3">L</text:span><text:span text:style-name="T1">e principe :</text:span></text:p>
          <text:list>
            <text:list-item>
              <text:p text:style-name="P36"><text:span text:style-name="T1">Un thread qui arrive doit d’abord vérifier que la file d’attente n’est pas vide. Si elle est vide, le thread peut commencer à verrouiller le mutex. Si le mutex est bloqué, il doit attendre dans la file. Sinon, il peut commencer à modifier l’état de sémaphore .</text:span></text:p>
            </text:list-item>
            <text:list-item>
              <text:p text:style-name="P37"><text:span text:style-name="T1">En sortir du sémaphore, le thread doit signaler un thread dans la file d’attente s’il existe.</text:span></text:p>
            </text:list-item>
          </text:list>
        </text:list-item>
      </text:list>
      <text:list xml:id="list3660393123025" text:continue-list="list3659443766932" text:style-name="L7">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23:08:45.547092354</meta:creation-date>
    <dc:date>2016-11-13T00:33:35.311348137</dc:date>
    <meta:editing-duration>PT1H13M14S</meta:editing-duration>
    <meta:editing-cycles>52</meta:editing-cycles>
    <meta:generator>LibreOffice/5.1.4.2$Linux_X86_64 LibreOffice_project/10m0$Build-2</meta:generator>
    <meta:document-statistic meta:table-count="0" meta:image-count="0" meta:object-count="0" meta:page-count="4" meta:paragraph-count="106" meta:word-count="585" meta:character-count="3598" meta:non-whitespace-character-count="3068"/>
  </office:meta>
</office:document-meta>
</file>